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Formula-2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Formula-26/content.xml" manifest:media-type="text/xml"/>
  <manifest:file-entry manifest:full-path="Formula-26/settings.xml" manifest:media-type="text/xml"/>
  <manifest:file-entry manifest:full-path="Formula-26/" manifest:version="1.3" manifest:media-type="application/vnd.oasis.opendocument.formula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T1" style:family="text">
      <style:text-properties style:text-position="super 58%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perienced Product Manager with 5+ years of building innovative SaaS B2C, B2B, and B2B2C products, in creator platforms, and digital content creation. Proven track record of leading teams in pre-seed incubation and public launch. Skilled in data-driven decision-making, UX optimization for early-stage startups. Passionate about creating social impact through products that blend tech, media, and wellbeing.</text:p>
      <text:p text:style-name="Text_20_body">I look to contribute in Web3. I believe in the power of decentralization, DeFi, opensource &amp; community (using GNU/Linux for over 15 years), and how people get empowered with this new business logic, leaving Web2 –at least partially– behind.</text:p>
      <text:p text:style-name="Text_20_body">Me atrae UX Research + Big Data + Desarrollo Web.<text:line-break/></text:p>
      <text:p text:style-name="Text_20_body">Estoy cursando Analista en Sistemas, ya terminé 1<text:span text:style-name="T1">er</text:span> año completo.<text:line-break/>Investigué en sociología. Me atrajo del mundo IT la dinámica, y resultados.<text:line-break/>Sociología: Mi método principal es etnografía. Uso observación, y entrevista.</text:p>
      <text:p text:style-name="Text_20_body">Product Manager @ NEWM: Web3 Music Ecosystem Product Quality Manager [Web + Mobile] PRODUCT LAUNCHES: STUDIO, STREAM TOKEN MARKETPLACE, STREAMING (B2B2C, B2C, B2B ) <text:line-break/>Launching UX Research team initiatives, providing product discovery<text:line-break/>Establishing growth path using product metrics, and data analytics<text:line-break/>Informing product decisions with UXR input &amp; Customer Experience<text:line-break/>Setting data-informed product cycle: product idea to post-launch Product Manager [Web] PRODUCT LAUNCHES: STUDIO, STREAM TOKEN MARKETPLACE &amp; RECORDSTORE (B2C, B2B) <text:line-break/>Streamlined UX flow for listeners to access music from 100+ artists<text:line-break/>Enabled the first 50+ monthly active users [MAU] to platform<text:line-break/>Represented company at industry event: NFTxLV, Las Vegas<text:line-break/>Integrations with third-party service providers, APIs, streamlining the signup [KYC], distribution and payment experience <text:line-break/> Product Specialist @ PREFERATI PRODUCT LAUNCHES: APPLICANT TRACKING SYSTEM [ATS], CRM AND CMS (B2B2C, B2B) <text:line-break/>Team lead built an ATS [Applicant Tracking System] from scratch<text:line-break/>Company app gamification: user profile, metrics prototyping<text:line-break/>Improving Truck Dealer Website and CRM [Automotive Experience]<text:line-break/></text:p>
      <text:p text:style-name="Text_20_body">Product Marketing Manager @ WILLDOM PRODUCT LAUNCHES: CONTENT STRATEGY &amp; NEWSLETTER (B2B) <text:line-break/>Built content strategy plan for 15K subscribers<text:line-break/>Prepared hackathon to impact on team morale and company culture<text:line-break/></text:p>
      <text:p text:style-name="Text_20_body">PRODUCT LAUNCH: BIG DATA WORKFLOW FOR DIRECCIÓN GENERAL DE RENTAS (B2B) <text:line-break/><text:soft-page-break/> Ethnographic Researcher @ UNICAMP, with CAPES Research Grant Etnografía PRODUCT LAUNCHES: MASTER THESIS ON URBAN ART [ETHNOGRAPHY @BRAZIL/ARGENTINA],<text:line-break/>IN THE NAME OF WILD [2022 DOCUMENTARY, BY PHILLIP VANNINI] <text:line-break/>Gané una beca CAPES y empecé un Doctorado en la Univ. de Exeter </text:p>
      <text:p text:style-name="Text_20_body">[ ESCMB<draw:frame draw:style-name="fr1" draw:name="Object14" text:anchor-type="as-char" svg:width="0.1555in" svg:height="0.1319in" draw:z-index="0"><draw:object xlink:href="./Formula-26" xlink:type="simple" xlink:show="embed" xlink:actuate="onLoad"/><draw:image xlink:href="./ObjectReplacements/Formula-26" xlink:type="simple" xlink:show="embed" xlink:actuate="onLoad"/></draw:frame>UNC – Córdoba, Argentina ] </text:p>
      <text:p text:style-name="Text_20_body">[ UNICAMP – São Paulo, Brazil ] </text:p>
      <text:p text:style-name="Text_20_body">[ UBA – Buenos Aires, Argentina ]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keyword/>
    <meta:initial-creator/>
    <meta:creation-date>2024-10-19T14:14:57Z</meta:creation-date>
    <dc:date>2024-10-19T11:48:40.956633065</dc:date>
    <meta:editing-duration>PT3M8S</meta:editing-duration>
    <meta:editing-cycles>1</meta:editing-cycles>
    <meta:document-statistic meta:table-count="0" meta:image-count="0" meta:object-count="1" meta:page-count="2" meta:paragraph-count="11" meta:word-count="390" meta:character-count="2705" meta:non-whitespace-character-count="2306"/>
  </office:meta>
</office:document-meta>
</file>

<file path=Formula-26/content.xml><?xml version="1.0" encoding="utf-8"?>
<math xmlns="http://www.w3.org/1998/Math/MathML">
  <semantics>
    <mrow/>
    <annotation encoding="StarMath 5.0">/</annotation>
  </semantics>
</math>
</file>